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3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>CESAR VASQUEZ</text:p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MORI DEL AGUILA, SMIKER ROY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PP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3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MORI DEL AGUILA, SMIKER ROY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5</text:p>
          </table:table-cell>
        </table:table-row>
        <table:table-row>
          <table:table-cell table:style-name="Tabla1.A2" office:value-type="float" office:value="0">
            <text:p text:style-name="P1">CODORNIZ</text:p>
          </table:table-cell>
          <table:table-cell table:style-name="Tabla1.B2" office:value-type="string">
            <text:p text:style-name="P3">Cant.Cajas: <text:span text:style-name="T7">5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256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08:25 AM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09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01:52:48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